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853526486" text:style-name="L1">
        <text:list-item>
          <text:list>
            <text:list-item>
              <text:p text:style-name="P1">&lt;script&gt; javascript:alert('Hello Grader! :D');&lt;/script&gt;</text:p>
            </text:list-item>
            <text:list-item>
              <text:p text:style-name="P1">&lt;script&gt; javascript:alert(document.cookie);&lt;/script&gt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22:06:32</meta:creation-date>
    <dc:date>2017-11-17T09:46:14</dc:date>
    <meta:editing-duration>PT10H9M21S</meta:editing-duration>
    <meta:editing-cycles>1</meta:editing-cycles>
    <meta:document-statistic meta:table-count="0" meta:image-count="0" meta:object-count="0" meta:page-count="1" meta:paragraph-count="2" meta:word-count="8" meta:character-count="113" meta:non-whitespace-character-count="109"/>
    <meta:generator>LibreOffice/3.5$Linux_x86 LibreOffice_project/350m1$Build-2</meta:generator>
  </office:meta>
</office:document-meta>
</file>